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ducció global i producció local</text:p>
      <text:p text:style-name="Standard"/>
      <text:p text:style-name="Standard">Històricament, l'economia d'un país (o d'una àrea geogràfica qualsevol) s'ha desenvolupat en funció dels recursos de què disposava. Els excedents en determinats recursos i l'escassetat en d'altres generen el comerç internacional. La mida de les àrees d'intercanvi econòmic no ha deixat mai de créixer, fins arribar a abastar tot el planeta.</text:p>
      <text:p text:style-name="Standard"/>
      <text:p text:style-name="Standard">A més d'ampliar-se la xarxa comercial, també s'ha mogut la manufactura, sobretot en els últims decennis.</text:p>
      <text:p text:style-name="Standard"/>
      <text:p text:style-name="Standard">Direm que una empresa "produeix globalment" quan fa la manufactura més lluny d'on li seria possible. És a dir: tot i disposar de recursos propers, decideix d'usar-ne de més llunyans. La "producció local" seria la que usa els recursos més propers de què disposa.</text:p>
      <text:p text:style-name="Standard"/>
      <text:p text:style-name="Standard">Costos de producció. Els corresponents a mà d'obra i els fiscals es redueixen molt amb la producció global. De fet, la reducció en aquests costos és el factor que motiva principalment la producció global (si els costos fossin els mateixos arreu, no hi hauria raó per moure la manufactura). Les àrees receptores de la migració de la producció són països amb molta mà d'obra barata i avantatges fiscals respecte als països d'origen de les empreses productores. Majoritàriament, la producció es mou de països del Nord cap a països del Sud.</text:p>
      <text:p text:style-name="Standard"/>
      <text:p text:style-name="Standard">Els costos corresponents al transport en principi sembla que haurien de ser més grans amb la producció global. No obstant, el preu de l'energia i de les infraestructures de comunicació s'ha establert de manera que la suma de tots els costos segueixi sent més baixa en la producció global. Aquest preu baix del transport és possible gràcies sobretot a importants inversions públiques (podríem dir que els contribuents subvencionen la producció global).</text:p>
      <text:p text:style-name="Standard"/>
      <text:p text:style-name="Standard">Beneficis empresarials. Poden ser més grans per a les empreses que produeixen globalment, gràcies a la reducció en els costos. Això els dona més capacitat per a fer noves inversions, i permet un major enriquiment econòmic dels seus accionistes (grans o petits).</text:p>
      <text:p text:style-name="Standard"/>
      <text:p text:style-name="Standard">D'altra banda, la producció global també és avantatjosa per a tots els sectors relacionats amb el transport (petroli, construcció d'infraestructures, etc.).</text:p>
      <text:p text:style-name="Standard"/>
      <text:p text:style-name="Standard">Preu dels productes. Els produïts globalment poden ser més barats, gràcies, de nou, a la reducció en el costos. Això permet que les empreses que fan producció global siguin més competitives que les locals: tenen més probabilitats de ser elegides pels consumidors.</text:p>
      <text:p text:style-name="Standard"/>
      <text:p text:style-name="Standard">Aspectes macroeconòmics. L'efecte de la producció global sobre les economies locals és que tendeixen a especialitzar-se (unes manufacturen, altres es dediquen sobretot al sector de serveis), i per tant s'incrementen les interdependències comercials. Molts països del Sud són econòmicament dependents del Nord des de ja fa alguns segles, i avui pràcticament tota l'economia està a mercè de les inversions estrangeres. Construir-hi un sistema econòmic més autodeterminat requeriria un procés llarg i complex.</text:p>
      <text:p text:style-name="Standard"/>
      <text:p text:style-name="Standard">La migració de la producció també contribueix a eixamplar l'abast del sistema econòmic sencer. Donat que un sistema econòmic és quelcom molt complex, es diria que com menor sigui el seu abast, més fàcil resultarà sintonitzar-lo correctament. Un sistema gran també té l'inconvenient que costa més de modificar, és menys flexible que un de petit.</text:p>
      <text:p text:style-name="Standard"/>
      <text:p text:style-name="Standard">Medi ambient. La proliferació d'infraestructures de transport pot tenir un impacte negatiu sobre el paisatge, i potser sobre determinats ecosistemes. Avui per avui, l'energia que s'utilitza és <text:soft-page-break/>contaminant, i no renovable.</text:p>
      <text:p text:style-name="Standard"/>
      <text:p text:style-name="Standard">D'altra banda, un altre factor que motiva la migració de la producció són legislacions mediambientals laxes. Així, la indústria tòxica es mou cap als països que la permeten (solen ser els del Sud, de nou), i per tant els perjudica més que als que no la permeten. Aquests, però, també reben la contaminació a través del vent i els corrents marins o subterranis.</text:p>
      <text:p text:style-name="Standard"/>
      <text:p text:style-name="Standard">Aspectes socials. El fet que els "rics" o els "grans" estiguin en millor posició per seguir enriquint-se i per tant que augmentin les desigualtats és intrínsec al sistema econòmic i polític vigent, independentment que la producció sigui local o global. Ara bé, si la producció s'allunya, es fa més difícil conèixer-la i inspeccionar-la, de manera que li és més fàcil transgredir legislacions o estàndards ètics. Estar fora de control resulta especialment fàcil per a les grans empreses multinacionals: com que són "a tot arreu", no està massa clar a qui han de rendir comptes; d'altra banda, el seu poder els permet ser elles mateixes qui estableixin les regles del joc. A mesura que creix l'abast del sistema, es fa més difícil governar-lo democràticament.</text:p>
      <text:p text:style-name="Standard"/>
      <text:p text:style-name="Standard">Als països receptors de la migració de la producció, la mà d'obra hi és més barata no només pel canvi de moneda, sinó perquè els salaris són baixos respecte al seu propi nivell de vida. Això és possible gràcies a la repressió social (els treballadors solen estar sotmesos a violències de tot tipus, els sindicats solen estar prohibits, etc.). Per altra part, els països que vulguin seguir atraient la producció global han d'oferir unes condicions laborals i mediambientals cada cop més pobres, perquè aquests són justament els avantatges que motiven la migració de la producció. Per ser "competitius", han de ser "com pitjors, millor"; el seu esquer és el seu malestar.</text:p>
      <text:p text:style-name="Standard"/>
      <text:p text:style-name="Standard">Qualitat dels productes. A priori és independent d'on es faci la producció, però es pot veure afectada per la manca de control sobre la producció global. D'altra banda, com que aquesta en general es duu a terme en condicions laborals pobres, és més fàcil que els treballadors no se sentin estimulats a treballar amb cura. També, el fet de buscar condicions laborals pobres pot anar associat amb poca preocupació per la qualitat per part de l'empresa productora.</text:p>
      <text:p text:style-name="Standard"/>
      <text:p text:style-name="Standard"><text:span text:style-name="Strong_20_Emphasis"><text:span text:style-name="T2">Revista Opcions</text:span></text:span><text:span text:style-name="T2"> Núm. 1</text:span></text:p>
      <text:p text:style-name="Standard"><text:span text:style-name="T2">http://www.opcions.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5T16:42:50.93</meta:creation-date>
    <meta:document-statistic meta:table-count="0" meta:image-count="0" meta:object-count="0" meta:page-count="2" meta:paragraph-count="18" meta:word-count="919" meta:character-count="5768"/>
    <dc:date>2009-07-25T17:52:40.04</dc:date>
    <meta:editing-duration>PT00H04M33S</meta:editing-duration>
    <meta:editing-cycles>1</meta:editing-cycles>
    <meta:generator>OpenOffice.org/3.0$Win32 OpenOffice.org_project/300m9$Build-9358</meta:generator>
    <meta:user-defined meta:name="Informació 1"/>
    <meta:user-defined meta:name="Informació 2"/>
    <meta:user-defined meta:name="Informació 3"/>
    <meta:user-defined meta:name="Informació 4"/>
  </office:meta>
</office:document-meta>
</file>